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8A9A94BE.png"/>
  <manifest:file-entry manifest:media-type="image/png" manifest:full-path="Pictures/10000000000001E000000168795CAA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66" draw:secondary-fill-color="#99ccff" draw:fill-gradient-name="Gradient_20_7" draw:gradient-step-count="0" draw:fill-hatch-name="Hatch_20_1" draw:fill-hatch-solid="false" draw:fill-image-name="if_5f_blue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66" draw:secondary-fill-color="#99ccff" draw:fill-gradient-name="Gradient_20_7" draw:gradient-step-count="0" draw:fill-hatch-name="Hatch_20_1" draw:fill-hatch-solid="false" draw:fill-image-name="if_5f_blue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00" dr3d:vertical-segments="4" dr3d:edge-rounding="80%" dr3d:back-scale="100%" dr3d:end-angle="3600" dr3d:backface-culling="enabled" dr3d:close-front="true" dr3d:close-back="true" dr3d:normals-kind="flat" dr3d:normals-direction="inverse" dr3d:texture-filter="enabled" dr3d:diffuse-color="#00b8ff" dr3d:emissive-color="#333333" dr3d:specular-color="#4c4c4c" dr3d:shininess="30%" dr3d:shadow="hidden"/>
    </style:style>
    <style:style style:name="gr4" style:family="graphic" style:parent-style-name="standard">
      <style:graphic-properties draw:stroke="none" svg:stroke-color="#000000" draw:fill="none" draw:fill-color="#ffffff" draw:fill-image-name="if_5f_blue2" draw:fill-image-width="0cm" draw:fill-image-height="0cm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ff99" draw:fill-image-name="if_5f_blue2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svg:stroke-width="0.102cm" draw:marker-start="Arrow" draw:marker-start-width="0.452cm" draw:marker-end="Arrow" draw:marker-end-width="0.452cm" draw:fill="bitmap" draw:fill-image-name="if_5f_blue2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fo:min-height="13.60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5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905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175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44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5.715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6.35cm" text:min-label-width="1.2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1">Introduction to Genifer</text:span></text:p>
            <text:p/>
            <text:p><text:span text:style-name="T2">“</text:span><text:span text:style-name="T2">Proto1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3d:scene draw:style-name="gr2" svg:width="6.233cm" svg:height="5.92cm" svg:x="10.628cm" svg:y="13.319cm" dr3d:transform="matrix (1 0 0 0 0.939692620785931 0.342020143325607 0 -0.342020143325607 0.939692620785931 0cm 9.77656202665683cm 3.55837757115961cm)" dr3d:vrp="(0 0 32540.8422857143)" dr3d:vpn="(0 0 24107.8422857143)" dr3d:projection="perspective" dr3d:distance="8.433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12736 4215 4664" svg:d="m0-12736v4664h4215v-4664z"/>
        </dr3d:scene>
        <draw:frame draw:style-name="gr4" draw:text-style-name="P1" draw:layer="layout" svg:width="2.721cm" svg:height="1.826cm" svg:x="12.661cm" svg:y="16.026cm">
          <draw:text-box>
            <text:p text:style-name="P1"><text:span text:style-name="T3">KB</text:span></text:p>
          </draw:text-box>
        </draw:frame>
        <draw:rect draw:style-name="gr5" draw:text-style-name="P3" draw:layer="layout" svg:width="4.619cm" svg:height="2.422cm" svg:x="7.354cm" svg:y="5.785cm">
          <text:p text:style-name="P2"><text:span text:style-name="T4">backward</text:span></text:p>
          <text:p text:style-name="P2"><text:span text:style-name="T4">chaining</text:span></text:p>
        </draw:rect>
        <draw:rect draw:style-name="gr5" draw:text-style-name="P3" draw:layer="layout" svg:width="4.619cm" svg:height="2.422cm" svg:x="14.841cm" svg:y="5.785cm">
          <text:p text:style-name="P2"><text:span text:style-name="T4">forward</text:span></text:p>
          <text:p text:style-name="P2"><text:span text:style-name="T4">chaining</text:span></text:p>
        </draw:rect>
        <draw:rect draw:style-name="gr5" draw:text-style-name="P3" draw:layer="layout" svg:width="4.619cm" svg:height="2.422cm" svg:x="21.606cm" svg:y="9.795cm">
          <text:p text:style-name="P2"><text:span text:style-name="T4">inductive</text:span></text:p>
          <text:p text:style-name="P2"><text:span text:style-name="T4">learner</text:span></text:p>
        </draw:rect>
        <draw:rect draw:style-name="gr5" draw:text-style-name="P3" draw:layer="layout" svg:width="4.619cm" svg:height="2.422cm" svg:x="2.153cm" svg:y="9.687cm">
          <text:p text:style-name="P2"><text:span text:style-name="T4">NL</text:span></text:p>
          <text:p text:style-name="P2"><text:span text:style-name="T4">interface</text:span></text:p>
        </draw:rect>
        <draw:frame presentation:style-name="pr3" draw:text-style-name="P4" draw:layer="layout" svg:width="25.199cm" svg:height="3.256cm" svg:x="1.4cm" svg:y="0.962cm" presentation:class="title">
          <draw:text-box>
            <text:p text:style-name="P4"><text:span text:style-name="T5">Minimal architecture</text:span></text:p>
          </draw:text-box>
        </draw:frame>
        <draw:connector draw:style-name="gr6" draw:text-style-name="P2" draw:layer="layout" draw:type="line" svg:x1="5.65cm" svg:y1="13.095cm" svg:x2="9.821cm" svg:y2="15.113cm" svg:d="m5650 13095 4171 2018">
          <text:p/>
        </draw:connector>
        <draw:connector draw:style-name="gr6" draw:text-style-name="P2" draw:layer="layout" draw:type="line" svg:x1="9.194cm" svg:y1="9.014cm" svg:x2="12.197cm" svg:y2="12.332cm" svg:d="m9194 9014 3003 3318">
          <text:p/>
        </draw:connector>
        <draw:connector draw:style-name="gr6" draw:text-style-name="P2" draw:layer="layout" draw:type="line" svg:x1="17.086cm" svg:y1="8.88cm" svg:x2="14.709cm" svg:y2="12.288cm" svg:d="m17086 8880-2377 3408">
          <text:p/>
        </draw:connector>
        <draw:connector draw:style-name="gr6" draw:text-style-name="P2" draw:layer="layout" draw:type="line" svg:x1="21.973cm" svg:y1="12.691cm" svg:x2="17.848cm" svg:y2="15.113cm" svg:d="m21973 12691-4125 2422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4" draw:text-style-name="P4" draw:layer="layout" svg:width="25.199cm" svg:height="3.507cm" svg:x="1.4cm" svg:y="0.837cm" presentation:class="title">
          <draw:text-box>
            <text:p text:style-name="P4"><text:span text:style-name="T5">NL interface</text:span></text:p>
          </draw:text-box>
        </draw:frame>
        <draw:frame presentation:style-name="pr5" draw:text-style-name="P5" draw:layer="layout" svg:width="16.627cm" svg:height="13.609cm" svg:x="6.198cm" svg:y="4.95cm" presentation:class="subtitle" presentation:user-transformed="true">
          <draw:text-box>
            <text:p text:style-name="P5"><text:span text:style-name="T6">~ 1 week</text:span></text:p>
            <text:p text:style-name="P5"><text:span text:style-name="T6"/></text:p>
            <text:p text:style-name="P6"><text:span text:style-name="T6">1. <text:s/>retarded English grammar</text:span></text:p>
            <text:p text:style-name="P6"><text:span text:style-name="T6">2. <text:s/>generate Geni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text-style-name="P4" draw:layer="layout" svg:width="25.199cm" svg:height="3.256cm" svg:x="1.4cm" svg:y="0.962cm" presentation:class="title">
          <draw:text-box>
            <text:p text:style-name="P4"><text:span text:style-name="T5">BC (backward chaining)</text:span></text:p>
          </draw:text-box>
        </draw:frame>
        <draw:frame presentation:style-name="pr5" draw:text-style-name="P5" draw:layer="layout" svg:width="17.81cm" svg:height="13.609cm" svg:x="5.291cm" svg:y="5.128cm" presentation:class="subtitle" presentation:user-transformed="true">
          <draw:text-box>
            <text:p text:style-name="P5"><text:span text:style-name="T6">~ 3-4 weeks</text:span></text:p>
            <text:p text:style-name="P5"><text:span text:style-name="T6"/></text:p>
            <text:p text:style-name="P6"><text:span text:style-name="T6">1. <text:s/>unification</text:span></text:p>
            <text:p text:style-name="P6"><text:span text:style-name="T6">2. <text:s/>best-first search</text:span></text:p>
            <text:p text:style-name="P6"><text:span text:style-name="T6">3. <text:s/>substitution manage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text-style-name="P4" draw:layer="layout" svg:width="25.199cm" svg:height="3.256cm" svg:x="1.4cm" svg:y="0.962cm" presentation:class="title">
          <draw:text-box>
            <text:p text:style-name="P4"><text:span text:style-name="T5">DP (deductive planning)</text:span></text:p>
          </draw:text-box>
        </draw:frame>
        <draw:frame presentation:style-name="pr5" draw:text-style-name="P5" draw:layer="layout" svg:width="19.373cm" svg:height="13.609cm" svg:x="4.239cm" svg:y="5.039cm" presentation:class="subtitle" presentation:user-transformed="true">
          <draw:text-box>
            <text:p text:style-name="P5"><text:span text:style-name="T6">~ 3 weeks</text:span></text:p>
            <text:p text:style-name="P5"><text:span text:style-name="T6"/></text:p>
            <text:list text:style-name="L2">
              <text:list-item>
                <text:p text:style-name="P6"><text:span text:style-name="T6">Mostly tuning, no need to code</text:span><text:span text:style-name="T6"><text:line-break/></text:span><text:span text:style-name="T6">(code = deduction)</text:span></text:p>
              </text:list-item>
              <text:list-item>
                <text:p text:style-name="P6"><text:span text:style-name="T6">The problem is how to define actions, goals, et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text-style-name="P4" draw:layer="layout" svg:width="25.199cm" svg:height="3.256cm" svg:x="1.4cm" svg:y="0.962cm" presentation:class="title">
          <draw:text-box>
            <text:p text:style-name="P4"><text:span text:style-name="T5">FC (forward chaining)</text:span>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p text:style-name="P5"><text:span text:style-name="T6">~ 3-4 weeks, but very similar to 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text-style-name="P4" draw:layer="layout" svg:width="25.199cm" svg:height="3.256cm" svg:x="1.4cm" svg:y="0.962cm" presentation:class="title">
          <draw:text-box>
            <text:p text:style-name="P4"><text:span text:style-name="T5">Inductive learner</text:span>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p text:style-name="P5"><text:span text:style-name="T6">~ 2-3 months</text:span></text:p>
            <text:p text:style-name="P5"><text:span text:style-name="T6"/></text:p>
            <text:p text:style-name="P5"><text:span text:style-name="T6">This is the hardest part 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dragon" xlink:href="Pictures/10000000000001E000000168795CAA43.png" xlink:type="simple" xlink:show="embed" xlink:actuate="onLoad"/>
    <draw:fill-image draw:name="if_5f_blue2" draw:display-name="if_blue2" xlink:href="Pictures/1000000000000080000000808A9A94B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dragon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dragon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ng Yin Yan</meta:initial-creator>
    <meta:creation-date>2010-05-31T22:46:33.51</meta:creation-date>
    <meta:editing-duration>PT65H45M58S</meta:editing-duration>
    <meta:editing-cycles>6</meta:editing-cycles>
    <dc:date>2010-06-20T07:45:58.07</dc:date>
    <dc:creator>King Yin Yan</dc:creator>
    <meta:generator>OpenOffice.org/3.2$Win32 OpenOffice.org_project/320m12$Build-9483</meta:generator>
    <meta:document-statistic meta:object-count="58"/>
  </office:meta>
</office:document-meta>
</file>